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P3" style:family="paragraph" style:parent-style-name="Standard">
      <style:paragraph-properties fo:line-height="100%" fo:text-align="center" style:justify-single-word="false"/>
      <style:text-properties officeooo:rsid="001f7a25" officeooo:paragraph-rsid="001f7a25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243548" officeooo:paragraph-rsid="00243548" style:font-weight-asian="bold" style:font-weight-complex="bold"/>
    </style:style>
    <style:style style:name="T1" style:family="text">
      <style:text-properties officeooo:rsid="001f7a25"/>
    </style:style>
    <style:style style:name="T2" style:family="text">
      <style:text-properties officeooo:rsid="002148e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usical Memory – Kohler lab + Joe Gati meeting</text:p>
      <text:p text:style-name="P3">May 11 + 12, 2017</text:p>
      <text:p text:style-name="P7"/>
      <text:p text:style-name="P7">Experiment Notes:</text:p>
      <text:list xml:id="list777522481165876148" text:style-name="L1">
        <text:list-item>
          <text:p text:style-name="P1">The plan is to use the 7T and Conor says we shouldn't have any issues with our ISS using multi-band </text:p>
        </text:list-item>
        <text:list-item>
          <text:p text:style-name="P1">Have a fixation cross in the scanner – don’t need it in the Eprime script, can do it through the MRI projector</text:p>
        </text:list-item>
        <text:list-item>
          <text:p text:style-name="P1">We should collect information on how much they like the songs in session 1 and session 2</text:p>
          <text:list>
            <text:list-item>
              <text:p text:style-name="P1">watch how liked ratings change as familiarity increases (affect and valence) - Mere exposure effect <text:span text:style-name="T1">(Peretz et al, 1998)</text:span></text:p>
            </text:list-item>
          </text:list>
        </text:list-item>
        <text:list-item>
          <text:p text:style-name="P1">In an early in-lab session, we should ask participants to describe any associations they have with each of the songs they're training on – track how that changes over (first lab session + final fmri session) </text:p>
          <text:list>
            <text:list-item>
              <text:p text:style-name="P1">What does it remind you of? How would you categorize it? What band does it remind you of?</text:p>
            </text:list-item>
            <text:list-item>
              <text:p text:style-name="P1">Subjective reports of how ‘familiar’ this song is compared to songs that they are the most familiar with in the real world. ‘Compared to a song that is one of the most familiar songs to you, how well would you say you know this song’.</text:p>
            </text:list-item>
            <text:list-item>
              <text:p text:style-name="P1">What is the gist of the song?</text:p>
            </text:list-item>
          </text:list>
        </text:list-item>
        <text:list-item>
          <text:p text:style-name="P1">If we use the term familiarity in the paper need to make sure we define it – may want to consider using a more general term like recognition. </text:p>
        </text:list-item>
        <text:list-item>
          <text:p text:style-name="P1"><text:span text:style-name="T1">C</text:span>reate more specific hypotheses</text:p>
        </text:list-item>
        <text:list-item>
          <text:p text:style-name="P1"><text:span text:style-name="T1">P</text:span>ilot how much scores on familiarity tests increase after one listen <text:span text:style-name="T1">(at the end of the first fMRI session? Or end of first lab session?)</text:span></text:p>
        </text:list-item>
        <text:list-item>
          <text:p text:style-name="P1">In real-world, memory for music may well be very well tied to the affective component.</text:p>
        </text:list-item>
      </text:list>
      <text:p text:style-name="P6"/>
      <text:p text:style-name="P6">Other assessment ideas:</text:p>
      <text:list xml:id="list5574590806089899116" text:style-name="L2">
        <text:list-item>
          <text:p text:style-name="P4">Play a piece of music and ask them to reproduce the lyric in response to that. Assesses that even though we’re testing on lyrics, they do have memory for music itself.</text:p>
        </text:list-item>
        <text:list-item>
          <text:p text:style-name="P4">Can we assess melody and lyric familiarity as being the same (in degree)? You want to say unique networks, but maybe it’s just that they have better memory for one.</text:p>
        </text:list-item>
      </text:list>
      <text:p text:style-name="P6"/>
      <text:p text:style-name="P6">Other (future?) ideas:</text:p>
      <text:list xml:id="list5569189411756518665" text:style-name="L3">
        <text:list-item>
          <text:p text:style-name="P5">Music in an unfamiliar language. Reduces impact of semantics.</text:p>
        </text:list-item>
        <text:list-item>
          <text:p text:style-name="P5">More synchronized if you are a lyric person or not?</text:p>
        </text:list-item>
        <text:list-item>
          <text:p text:style-name="P5">Parametric—more than 2 scanning sessions? Might have 3 time points, get a handle on <text:span text:style-name="T1">task </text:span>difficulty.</text:p>
        </text:list-item>
        <text:list-item>
          <text:p text:style-name="P5">Follow up in 18 months? What do they remember?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2">Defining m</text:span>usical <text:span text:style-name="T2">m</text:span>emory discussion:</text:p>
      <text:list xml:id="list8891707401850667663" text:style-name="L4">
        <text:list-item>
          <text:p text:style-name="P2">Familiarity—could just have a sense of familiarity.</text:p>
        </text:list-item>
        <text:list-item>
          <text:p text:style-name="P2">Jordan’s thoughts on it: Recollective case—can replay song in your head.</text:p>
        </text:list-item>
        <text:list-item>
          <text:p text:style-name="P2">Item-specific (which is like episodic), but does unfold over time.</text:p>
        </text:list-item>
        <text:list-item>
          <text:p text:style-name="P2">Episodic is contextual. Can be in space or in time. </text:p>
        </text:list-item>
        <text:list-item>
          <text:p text:style-name="P2">The other sense it is episodic is that it has a within event timing sequence.</text:p>
        </text:list-item>
        <text:list-item>
          <text:p text:style-name="P2">Associative component as well—music and lyrics with each other.</text:p>
        </text:list-item>
        <text:list-item>
          <text:p text:style-name="P2">You don’t ‘re-experience’ the first time you heard it? That makes it not episodic.</text:p>
        </text:list-item>
        <text:list-item>
          <text:p text:style-name="P2">Is it hippocampally dependent? </text:p>
        </text:list-item>
        <text:list-item>
          <text:p text:style-name="P2">Multiple training means that you aren’t really doing episodic anymore (we’re not trying to get at that, but theoretically could happen—people could remember first hearing).</text:p>
        </text:list-item>
        <text:list-item>
          <text:p text:style-name="P2">But is also beyond familiarity—not just a sense of familiarity, like you get with one hearing.</text:p>
        </text:list-item>
        <text:list-item>
          <text:p text:style-name="P2">Rich associative memory? Not a traditional item that is tested in memory world. Maybe the equivalents of the items are small chunks of music.</text:p>
        </text:list-item>
        <text:list-item>
          <text:p text:style-name="P2">Stefan –<text:span text:style-name="T1"> </text:span>In the traditional sense of episodic—we probably don’t fit the bill. </text:p>
          <text:list>
            <text:list-item>
              <text:p text:style-name="P2">“you are interested in the impact of familiarity on neural correlates of music perception rather than *assessment of familiarity* as we typically examine in my lab. From that perspective, the exact measurement you use to probe familiarity offline, and the corresponding theoretical framework, may indeed be less critical.”</text:p>
            </text:list-item>
          </text:list>
        </text:list-item>
        <text:list-item>
          <text:p text:style-name="P2">If you think of it as semantic—you integrate this into your general knowledge base. An abstraction. Do we think of it like thi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5-12T12:08:19.312041000</meta:creation-date>
    <dc:date>2017-05-12T12:16:22.289447000</dc:date>
    <dc:creator>A Sternin</dc:creator>
    <meta:editing-duration>PT8M8S</meta:editing-duration>
    <meta:editing-cycles>5</meta:editing-cycles>
    <meta:generator>LibreOffice/5.2.3.3$MacOSX_X86_64 LibreOffice_project/d54a8868f08a7b39642414cf2c8ef2f228f780cf</meta:generator>
    <meta:document-statistic meta:table-count="0" meta:image-count="0" meta:object-count="0" meta:page-count="2" meta:paragraph-count="38" meta:word-count="651" meta:character-count="3585" meta:non-whitespace-character-count="3000"/>
  </office:meta>
</office:document-meta>
</file>